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dde" officeooo:paragraph-rsid="000a7dde"/>
    </style:style>
    <style:style style:name="P2" style:family="paragraph" style:parent-style-name="Standard">
      <style:text-properties officeooo:rsid="000a7dde" officeooo:paragraph-rsid="000b3860"/>
    </style:style>
    <style:style style:name="P3" style:family="paragraph" style:parent-style-name="Standard">
      <style:text-properties officeooo:rsid="000b3860" officeooo:paragraph-rsid="000b3860"/>
    </style:style>
    <style:style style:name="T1" style:family="text">
      <style:text-properties officeooo:rsid="000b3860"/>
    </style:style>
    <style:style style:name="T2" style:family="text">
      <style:text-properties officeooo:rsid="0013f878"/>
    </style:style>
    <style:style style:name="T3" style:family="text">
      <style:text-properties officeooo:rsid="00169d56"/>
    </style:style>
    <style:style style:name="T4" style:family="text">
      <style:text-properties officeooo:rsid="002ad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LABTEC<text:line-break/></text:p>
      <text:p text:style-name="P1">DASHBOARD che contenga:</text:p>
      <text:p text:style-name="P2">cliente, note, canoe base annuale, scadenza contratto, diritto di chiamata(bool), intervento minimo addebito (15/30/45/<text:span text:style-name="T3">6</text:span>0), <text:span text:style-name="T1">Tempo diritto di chiamata: 15/30/45/60/75/90 </text:span><text:span text:style-name="T4">(le ore che ho impiegato a raggiungere il cliente)</text:span><text:span text:style-name="T1">, ore residue </text:span><text:span text:style-name="T3">(del cliente)</text:span><text:span text:style-name="T1">.</text:span></text:p>
      <text:p text:style-name="P2"/>
      <text:p text:style-name="P2"/>
      <text:p text:style-name="P2"/>
      <text:p text:style-name="P3">CLIENTI come sono strutturati:</text:p>
      <text:p text:style-name="P3">Nome, email, note (per ave piu info), ore iniziali (quante ore mi compra, inizio 0), si possono inserire le ore, con la fattura (messa nel campo Note) --&gt; per ogni cliente registriamo gli acquisti in una tabella. <text:span text:style-name="T4">Ogni cliente ha il proprio tempo di chiamata che metto alla registrazione.</text:span><text:line-break/><text:line-break/><text:line-break/>REGISTRAZIONE INTERVENTI</text:p>
      <text:p text:style-name="P3">Data Intervento, Tecnico, Descrizione, uscita (se sono uscito dall’ufficio o in remoto), tempo <text:span text:style-name="T2">impiegato</text:span>. <text:span text:style-name="T4">Le ore totali sono date dalle ore dell’intervento + il luogo per raggiungere il cliente</text:span><text:line-break/><text:line-break/><text:line-break/><text:line-break/>Perchè alla fine un cliente compra tot ore, ed ogni volta che gli faccio un intervento praticamente gli scalo le o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5:42:12.187000000</meta:creation-date>
    <dc:date>2025-06-12T16:02:00.158000000</dc:date>
    <meta:editing-duration>PT19M46S</meta:editing-duration>
    <meta:editing-cycles>6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6" meta:word-count="143" meta:character-count="944" meta:non-whitespace-character-count="802"/>
  </office:meta>
</office:document-meta>
</file>